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mbria Math" svg:font-family="'Cambria Math', serif"/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f64" officeooo:paragraph-rsid="00394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24e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ab43" officeooo:paragraph-rsid="003ca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86a4" officeooo:paragraph-rsid="004086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e85" officeooo:paragraph-rsid="00424e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94f64" officeooo:paragraph-rsid="00394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94f64" officeooo:paragraph-rsid="00394f64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8b4" officeooo:paragraph-rsid="003d7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8b4" officeooo:paragraph-rsid="003d7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7a0" officeooo:paragraph-rsid="003c67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officeooo:paragraph-rsid="003c67a0"/>
    </style:style>
    <style:style style:name="P19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29%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style:font-size-asian="12pt" style:font-size-complex="12pt"/>
    </style:style>
    <style:style style:name="P20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.282cm" style:contextual-spacing="false" fo:line-height="129%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.282cm" style:contextual-spacing="false" fo:line-height="129%" fo:text-indent="0cm" style:auto-text-indent="false" style:writing-mode="lr-tb"/>
      <style:text-properties style:font-name="Liberation Serif" fo:font-size="12pt" fo:font-weight="normal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.282cm" style:contextual-spacing="false" fo:line-height="129%" fo:text-indent="0cm" style:auto-text-indent="false" style:writing-mode="lr-tb"/>
      <style:text-properties style:font-name="Liberation Serif" fo:font-size="12pt" fo:font-weight="normal" officeooo:paragraph-rsid="0049ce76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.282cm" style:contextual-spacing="false" fo:line-height="129%" fo:text-indent="0cm" style:auto-text-indent="false" style:writing-mode="lr-tb"/>
      <style:text-properties style:font-name="Liberation Serif" fo:font-size="12pt" officeooo:paragraph-rsid="0049ce76" style:font-size-asian="12pt" style:font-size-complex="12pt"/>
    </style:style>
    <style:style style:name="T1" style:family="text">
      <style:text-properties officeooo:rsid="001ecd26"/>
    </style:style>
    <style:style style:name="T2" style:family="text">
      <style:text-properties officeooo:rsid="00394f64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7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a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3cab43"/>
    </style:style>
    <style:style style:name="T6" style:family="text">
      <style:text-properties officeooo:rsid="003e96b0"/>
    </style:style>
    <style:style style:name="T7" style:family="text">
      <style:text-properties officeooo:rsid="00487602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mbria Math" fo:font-size="10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ambria Math" fo:font-size="10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7">2</text:span></text:h>
      <text:h text:style-name="Heading_20_2" text:outline-level="2">Задание <text:span text:style-name="T7">2.1</text:span><text:span text:style-name="T2">: «Математические объекты и их представления»</text:span></text:h>
      <text:h text:style-name="Heading_20_3" text:outline-level="3"><text:bookmark text:name="docs-internal-guid-4bf2ead7-7fff-da05-1581-237259caa874"/>Возьмём несколько понятий компьютерной алгебры на рассмотрение:</text:h>
      <text:list xml:id="list2922701032" text:style-name="L3">
        <text:list-item>
          <text:p text:style-name="P19"><text:span text:style-name="T8">Компьютерная алгебра — область математики, лежащая на стыке алгебры и вычислительных методов. Для нее, как и для любой области, лежащей на стыке различных наук, трудно определить четкие границы. Часто говорят, что к компьютерной алгебре относятся вопросы слишком алгебраические, чтобы содержаться в учебниках по вычислительной математике, и слишком вычислительные, чтобы содержаться в учебниках по алгебре;</text:span></text:p>
        </text:list-item>
        <text:list-item>
          <text:p text:style-name="P19"><text:span text:style-name="T8">Компьютерная алгебра возникла в середине XX века на стыке математики и информатики. Это наука об эффективных алгоритмах вычислений математических объектов. Синонимами термина «компьютерная алгебра» являются «символьные вычисления», «аналитические вычисления», «аналитические преобразования», «формальные вычисления»;</text:span></text:p>
        </text:list-item>
        <text:list-item>
          <text:p text:style-name="P19"><text:span text:style-name="T8">Компьютерная алгебра рассматривает такие объекты, которые имеют слишком вычислительный характер, чтобы встречаться в книгах по алгебре, и слишком алгебраический характер, чтобы быть представленными в учебниках по информатике;</text:span></text:p>
        </text:list-item>
        <text:list-item>
          <text:p text:style-name="P20">Компьютерная алгебра (в отличие от численных методов) занимается разработкой и реализацией аналитических методов решения математических задач на компьютере и предполагает, что исходные данные, как и результаты решения, сформулированы в аналитическом (символьном) виде.</text:p>
        </text:list-item>
      </text:list>
      <text:h text:style-name="Heading_20_3" text:outline-level="3">Свойства представлений математический объектов в компьютерной алгебре</text:h>
      <text:p text:style-name="P21"><text:span text:style-name="T19">Пусть задано множество объектов M и множество представлений R, между которыми установлено соответствие. Тогда представление называется каноническим, если соответствие является взаимно однозначным, т.е. каждому объекту m </text:span><text:span text:style-name="T12">∈ </text:span><text:span text:style-name="T19">M соответствует один и только один элемент r </text:span><text:span text:style-name="T12">∈ </text:span><text:span text:style-name="T19">R. Представление множества объектов M называется нормальным, если только для одного ( особого ) элемента множества объектов, так называемого нулевого элемента, существует единственное представление в множестве представлений R. Чтобы распознать, являются ли два объекта m1</text:span><text:span text:style-name="T12"> </text:span><text:span text:style-name="T19">и m2</text:span><text:span text:style-name="T12"> </text:span><text:span text:style-name="T19">одним и тем же объектом, в случае </text:span><text:soft-page-break/><text:span text:style-name="T19">канонического представления достаточно сравнить их представления r1</text:span><text:span text:style-name="T12"> </text:span><text:span text:style-name="T19">и r2</text:span><text:span text:style-name="T12"> </text:span><text:span text:style-name="T19">. Чтобы узнать, являются ли два разных представления r1</text:span><text:span text:style-name="T12"> </text:span><text:span text:style-name="T19">и r2, представлением одного и того же объекта в случае нормального представления необходимо произвести алгебраическую операцию получения нулевого объекта и, если полученное представление (r1</text:span><text:span text:style-name="T12"> – </text:span><text:span text:style-name="T19">r2) есть представление нулевого объекта, то тогда r1</text:span><text:span text:style-name="T12"> </text:span><text:span text:style-name="T19">и r2</text:span><text:span text:style-name="T12"> </text:span><text:span text:style-name="T19">соответствуют одному объекту из множества M. </text:span></text:p>
      <text:h text:style-name="Heading_20_3" text:outline-level="3"><text:span text:style-name="T20">Проблема идентичности объектов</text:span><text:span text:style-name="T19">. </text:span></text:h>
      <text:p text:style-name="P22"><text:span text:style-name="T19">Пример. X + Y и Y + X – два разных представления одного и того же объекта – полинома. Важность проблемы идентичности объектов в системах компьютерной алгебры обусловлена с одной стороны, существованием у объектов (всюду определённых) алгебраических свойств, а с другой – невозможностью выполнения операции деления, если второй операнд равен нулю (обнаруживаемой и автоматически нейтрализуемой компьютером). Проблема идентичности наиболее легко разрешается для канонических представлений, разрешима (но с большими трудностями) для нормальных представлений, не разрешима для всех остальных представлений. Если мы не можем установить, представляют ли r1</text:span><text:span text:style-name="T12"> </text:span><text:span text:style-name="T19">и r2</text:span><text:span text:style-name="T12"> </text:span><text:span text:style-name="T19">один и тот же объект, то как корректность выполненных вычислений, так и результат этих вычислений сомнительны.</text:span></text:p>
      <text:h text:style-name="Heading_20_3" text:outline-level="3"><text:span text:style-name="T20">Плотные и разреженные представления</text:span><text:span text:style-name="T19">. </text:span></text:h>
      <text:p text:style-name="P22"><text:span text:style-name="T19">Особую роль в представлениях математических объектов играют нулевые и иные особые элементы алгебраических структур (в частности, бесконечности, пустые множества или соотношения неопределённостей). Различают два способа моделирования особых элементов: 1) Представлять и хранить особые элементы в структурах данных; 2) Представлять и хранить не сами особые элементы, а соглашения о работе с такими элементами. При втором способе возникает возможность получения более компактного представления данных и более эффективных преобразований над данными. В плотных представлениях хранятся все особые элементы, а в разреженных представлениях – особые элементы не хранятся. </text:span></text:p>
      <text:h text:style-name="Heading_20_3" text:outline-level="3"><text:span text:style-name="T20">Целые числа</text:span><text:span text:style-name="T12"> </text:span></text:h>
      <text:p text:style-name="P22"><text:span text:style-name="T19">могут представляться в компьютере со знаком или без знака. Целые числа без знака обычно занимают в памяти компьютера один или два байта. В однобайтовом формате принимают значения от 000000002</text:span><text:span text:style-name="T12"> </text:span><text:span text:style-name="T19">до 111111112. В двухбайтовом формате – от 00000000 000000002</text:span><text:span text:style-name="T12">   </text:span><text:span text:style-name="T19">до 11111111 111111112. Целые числа со знаком обычно занимают в памяти компьютера один, два или четыре байта, при этом самый левый (старший) разряд содержит информацию о знаке числа.</text:span></text:p>
      <text:h text:style-name="Heading_20_3" text:outline-level="3"><text:soft-page-break/>Система вещественных чисел</text:h>
      <text:p text:style-name="P22"><text:span text:style-name="T19">в математических вычислениях предполагается непрерывной и бесконечной, т.е. не имеющей ограничений на диапазон и точность представления чисел. Однако в компьютерах числа хранятся в регистрах и ячейках памяти с ограниченным количеством разрядов. В следствие этого система вещественных чисел, представимых в машине, является дискретной (прерывной) и конечной. При написании вещественных чисел в программах вместо привычной запятой принято ставить точку. Для отображения вещественных чисел, которые могут быть как очень маленькими, так и очень большими, используется форма записи чисел с порядком основания системы счисления.</text:span></text:p>
      <text:h text:style-name="Heading_20_3" text:outline-level="3"><text:span text:style-name="T20">Алгебраическим называется число</text:span><text:span text:style-name="T19">,</text:span></text:h>
      <text:p text:style-name="P22"><text:span text:style-name="T19">являющееся решением уравнения: P(x) = 0 где P(x) – полином от одной переменной с целыми коэффициентами. </text:span></text:p>
      <text:h text:style-name="Heading_20_3" text:outline-level="3"><text:span text:style-name="T20">Алгебраической называется функция</text:span><text:span text:style-name="T19">,</text:span></text:h>
      <text:p text:style-name="P22"><text:span text:style-name="T19">являющаяся решением уравнения: G (x) = 0 где G (x) – порождающий полином от одной переменной с коэффициентами – полиномами от нескольких переменных с целыми коэффициентами. Простым радикалом называется положительная дробная степень от полинома с целыми коэффициентами. Вложенным же радикалом называется положительная дробная степень от выражения, содержащего радикалы.</text:span></text:p>
      <text:h text:style-name="Heading_20_3" text:outline-level="3"><text:span text:style-name="T20">Для представления простых радикалов</text:span><text:span text:style-name="T12"> </text:span></text:h>
      <text:p text:style-name="P22"><text:span text:style-name="T19">необходимо ввести новую квазипеременную – r1, обозначающую этот радикал. С помощью квазипеременной описывается вхождение степеней простого радикала в другие выражения. При этом необходимо учитывать, что порождающий полином удовлетворяет условию: G (r1) = 0. Для простых радикалов можно построить канонические представления, однако их редко применяют в системах компьютерной алгебры по следующим причинам: (1) алгоритмы получения таких представлений, как правило, неэффективны и нерациональны; (2) сами канонические представления не упрощают, а усложняют вид выражений с радикалами, предъявляемый пользователю. </text:span></text:p>
      <text:h text:style-name="Heading_20_3" text:outline-level="3"><text:span text:style-name="T20">Для получения канонического представления</text:span><text:span text:style-name="T12"> </text:span></text:h>
      <text:p text:style-name="P22"><text:span text:style-name="T19">простого радикала следует (после введения квазипеременной) разрешить следующие проблемы: (1) Проблема неоднозначности дробно-рациональных отношений радикалов. (2) Проблема независимости радикалов друг от друга (в случае работы с несколькими </text:span><text:soft-page-break/><text:span text:style-name="T19">радикалами). (3) Проблема приведения дробно-рациональных функций к виду со знаменателями, свободными от радикалов</text:span></text:p>
      <text:h text:style-name="Heading_20_3" text:outline-level="3"><text:span text:style-name="T20">Для вложенных радикалов</text:span><text:span text:style-name="T12"> </text:span></text:h>
      <text:p text:style-name="P22"><text:span text:style-name="T19">выбор канонического представления является еще более сложным, чем для простых радикалов. Однако характер возникающих при этом задач сохраняется. Во-первых, необходимо ввести новые квазипеременные. Во-вторых, необходимо решить те же проблемы (1) (2) (3), которые относятся к простым радикалам. </text:span></text:p>
      <text:h text:style-name="Heading_20_3" text:outline-level="3"><text:span text:style-name="T20">Ключевая проблема построения канонического представления</text:span><text:span text:style-name="T12"> </text:span></text:h>
      <text:p text:style-name="P22"><text:span text:style-name="T19">для алгебраических функций общего вида – это проблема определения их взаимозависимости. Существует два способа решения указанной проблемы: (1) Факторизация порождающего полинома алгебраической функции и анализ её результатов (2) Построение примитивных элементов поля алгебраических функций. Оба способа разрешения взаимозависимости рациональных функций вычислительно трудоёмки, поэтому в системах компьютерной алгебры канонические представления для алгебраических функций не применяются</text:span></text:p>
      <text:h text:style-name="Heading_20_3" text:outline-level="3"><text:span text:style-name="T20">1-й способ решения проблемы взаимозависимости</text:span><text:span text:style-name="T19">. </text:span></text:h>
      <text:p text:style-name="P22"><text:span text:style-name="T19">Если порождающий алгебраическую функцию полином неприводим, т.е. не разложим на множители (полиномы с целыми коэффициентами), то корни уравнения P (x) = 0 (алгебраические функции) независимы. Таким образом, для поиска независимых алгебраических функций необходимо решить задачу факторизации полинома от нескольких переменных. Более того, если у нас есть несколько порождающих полиномов, возникает задача разложения полиномов на множители над алгебраическими полями, что довольно сложно. Т.е., если есть два неприводимых полинома P1 и P2, это еще не значит, что корни второго полинома не являются независимыми в терминах корней первого полинома. </text:span></text:p>
      <text:h text:style-name="Heading_20_3" text:outline-level="3"><text:span text:style-name="T20">2-й способ решения проблемы взаимозависимости</text:span><text:span text:style-name="T19">. </text:span></text:h>
      <text:p text:style-name="P22"><text:span text:style-name="T19">Примитивным элементом поля алгебраических функций (алгебраических чисел) называется алгебраическая функция (алгебраическое число), с помощью которой можно выразить все остальные элементы такого поля.</text:span></text:p>
      <text:h text:style-name="Heading_20_3" text:outline-level="3"><text:span text:style-name="T20">Матрица</text:span><text:span text:style-name="T13"> </text:span></text:h>
      <text:p text:style-name="P23"><text:span text:style-name="T21">имеет вид a11</text:span><text:span text:style-name="T13"> </text:span><text:span text:style-name="T21">a1m</text:span><text:span text:style-name="T13"> </text:span><text:span text:style-name="T21">an1</text:span><text:span text:style-name="T13"> </text:span><text:span text:style-name="T21">anm</text:span><text:span text:style-name="T13"> </text:span><text:span text:style-name="T21">, где aij</text:span><text:span text:style-name="T13"> – </text:span><text:span text:style-name="T21">некоторые аналитические выражения, i=1, …, n; j=1, …, m. Или A=(aij) n, m. Если n и m – заданные явно натуральные числа, то и запись матрицы </text:span><text:soft-page-break/><text:span text:style-name="T21">может быть конкретной. Если в записи матрицы присутствует только правая часть, то такое представление называется явным. Если запись матриц осуществлена в односимвольном виде, т.е. левой частью (А), то такое представление называется неявным. Плотные матрицы — это матрицы с большим кол-вом ненулевых элементов. Представляются в виде прямоугольной таблицы или массива. Алгоритм Барейса - семейство методов исключения без использования дробей, т.е. таких, где все необходимые деления выполняются точно. Разреженные матрицы – их методы запоминания с символьными элементами аналогичны методам запоминания различных полиномов; можно использовать списки вида {(aij, i, j)}, где aij</text:span><text:span text:style-name="T13"> – </text:span><text:span text:style-name="T21">значение элемента (аналитическое выражение), i, j – номер строки и столбца, указывающие положение этого эл-та в матриц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mbria Math" svg:font-family="'Cambria Math', serif"/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1">Предмет: Основы компьютерной алгебры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13T23:55:25.559611789</dc:date>
    <meta:editing-duration>PT2H43M50S</meta:editing-duration>
    <meta:editing-cycles>28</meta:editing-cycles>
    <meta:generator>LibreOffice/7.0.1.2$Linux_X86_64 LibreOffice_project/7cbcfc562f6eb6708b5ff7d7397325de9e764452</meta:generator>
    <meta:document-statistic meta:table-count="0" meta:image-count="0" meta:object-count="0" meta:page-count="5" meta:paragraph-count="39" meta:word-count="1210" meta:character-count="9488" meta:non-whitespace-character-count="8285"/>
  </office:meta>
</office:document-meta>
</file>